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TEPS" style:family="table">
      <style:table-properties style:width="6.9271in" fo:margin-left="0in" table:align="left"/>
    </style:style>
    <style:style style:name="STEPS.A" style:family="table-column">
      <style:table-column-properties style:column-width="0.8681in"/>
    </style:style>
    <style:style style:name="STEPS.B" style:family="table-column">
      <style:table-column-properties style:column-width="3.3507in"/>
    </style:style>
    <style:style style:name="STEPS.C" style:family="table-column">
      <style:table-column-properties style:column-width="2.7083in"/>
    </style:style>
    <style:style style:name="STEP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EPS.C1" style:family="table-cell">
      <style:table-cell-properties fo:padding="0.0382in" fo:border="0.05pt solid #000000"/>
    </style:style>
    <style:style style:name="STEPS.A2" style:family="table-cell">
      <style:table-cell-properties fo:padding="0.0382in" fo:border-left="0.05pt solid #000000" fo:border-right="none" fo:border-top="none" fo:border-bottom="0.05pt solid #000000"/>
    </style:style>
    <style:style style:name="STEP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769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1" fo:font-size="10pt" officeooo:paragraph-rsid="0006769e" style:font-name-asian="Arial1" style:font-size-asian="10pt" style:font-name-complex="Arial1" style:font-size-complex="10pt"/>
    </style:style>
    <style:style style:name="P3" style:family="paragraph" style:parent-style-name="Table_20_Contents">
      <style:paragraph-properties fo:text-align="center" style:justify-single-word="false"/>
      <style:text-properties officeooo:paragraph-rsid="0006769e"/>
    </style:style>
    <style:style style:name="P4" style:family="paragraph" style:parent-style-name="Table_20_Contents">
      <style:text-properties officeooo:paragraph-rsid="0006769e"/>
    </style:style>
    <style:style style:name="P5" style:family="paragraph" style:parent-style-name="Table_20_Heading">
      <style:text-properties officeooo:paragraph-rsid="0006769e"/>
    </style:style>
    <style:style style:name="P6" style:family="paragraph" style:parent-style-name="Heading_20_2">
      <style:text-properties officeooo:paragraph-rsid="0006769e"/>
    </style:style>
    <style:style style:name="P7" style:family="paragraph" style:parent-style-name="Heading_20_3">
      <style:text-properties officeooo:paragraph-rsid="0006769e"/>
    </style:style>
    <style:style style:name="T1" style:family="text">
      <style:text-properties officeooo:rsid="0007b53d"/>
    </style:style>
    <style:style style:name="T2" style:family="text">
      <style:text-properties officeooo:rsid="00088c48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SES">
        <text:h text:style-name="P6" text:outline-level="2">[TEST_TITLE]</text:h>
        <text:h text:style-name="P7" text:outline-level="3">Objective:</text:h>
        <text:p text:style-name="P1">[TEST_OBJECTIVE]</text:p>
        <text:h text:style-name="P7" text:outline-level="3">Test data:</text:h>
        <text:p text:style-name="P1">[TEST_DATA]</text:p>
        <text:h text:style-name="P7" text:outline-level="3">Preconditions and assumptions:</text:h>
        <text:p text:style-name="P1">[TEST_PRECONDITIONS]</text:p>
        <text:h text:style-name="P7" text:outline-level="3"><text:span text:style-name="T1">Test case</text:span>:</text:h>
        <table:table table:name="STEPS" table:style-name="STEPS">
          <table:table-column table:style-name="STEPS.A"/>
          <table:table-column table:style-name="STEPS.B"/>
          <table:table-column table:style-name="STEPS.C"/>
          <table:table-header-rows>
            <table:table-row>
              <table:table-cell table:style-name="STEPS.A1" office:value-type="string">
                <text:p text:style-name="P5">Step #</text:p>
              </table:table-cell>
              <table:table-cell table:style-name="STEPS.A1" office:value-type="string">
                <text:p text:style-name="P5">Action <text:span text:style-name="T2">description</text:span></text:p>
              </table:table-cell>
              <table:table-cell table:style-name="STEPS.C1" office:value-type="string">
                <text:p text:style-name="P5">Expected result</text:p>
              </table:table-cell>
            </table:table-row>
          </table:table-header-rows>
          <table:table-row>
            <table:table-cell table:style-name="STEPS.A2" office:value-type="string">
              <text:p text:style-name="P3">[STEP_INDEX]</text:p>
            </table:table-cell>
            <table:table-cell table:style-name="STEPS.A2" office:value-type="string">
              <text:p text:style-name="P4">[STEP_ACTION]</text:p>
            </table:table-cell>
            <table:table-cell table:style-name="STEPS.C2" office:value-type="string">
              <text:p text:style-name="P4">[STEP_RESULT]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4-05T21:36:24</dc:date>
    <meta:editing-duration>P1DT1H27M3S</meta:editing-duration>
    <meta:editing-cycles>32</meta:editing-cycles>
    <meta:generator>LibreOffice/4.0.0.3$Linux_X86_64 LibreOffice_project/7545bee9c2a0782548772a21bc84a9dcc583b89</meta:generator>
    <dc:creator>ekhatko </dc:creator>
    <meta:document-statistic meta:table-count="1" meta:image-count="0" meta:object-count="0" meta:page-count="1" meta:paragraph-count="14" meta:word-count="21" meta:character-count="196" meta:non-whitespace-character-count="189"/>
  </office:meta>
</office:document-meta>
</file>